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automatic-styles/>
  <office:body>
    <office:text>
      <text:h text:outline-level="1">GroupBuild Resources Page: MVP Plan (v1)</text:h>
      <text:h text:outline-level="2">1. Objective</text:h>
      <text:p>The "Resources" system will become the knowledge and activation hub of the GroupBuild (GB) platform. It must:

- Be modular, resilient, and able to evolve via APIs and user contribution.
- Offer censorship-resistant access to important civic, strategic, and historical assets.
- Enable prompt-driven AI interaction, strategy refinement, and civic engagement asset generation.
- Be anonymous-friendly, balancing security with reputation-based accountability via RepTags.
- Present a usable, unbranded interface that emphasizes functional access, not corporate promotion.

Target Users:
- Grassroots organizers
- Democratic activists
- Dissidents under threat
- Researchers and moderators
- Designers of decentralized policy systems</text:p>
      <text:h text:outline-level="2">2. Core Feature Matrix</text:h>
      <text:p>See online version for detailed tables and access control breakdowns.</text:p>
      <text:h text:outline-level="2">3. Integrable Technologies</text:h>
      <text:p>Prompt &amp; Template Libraries:
- Promptaa (open prompt hub with editing)
- PromptSource (templating + testing)

Decentralized Storage:
- IPFS (core layer)
- Arweave (permanent mirror)
- DClaims (versioning + audit trails)
- Freenet / Hyphanet (for high-risk ghost archives)

Frontend / Toolkits:
- Canva API or Web2 template tool (for printable/postable action assets)
- Quill.js or Tiptap (live editing)
- LangChain + LlamaIndex (retrieval-augmented GenAI)</text:p>
      <text:h text:outline-level="2">4. Implementation Roadmap</text:h>
      <text:p>Phase 1: Foundation &amp; MVP (Weeks 1–4)
- Build public-facing tabbed UI with search + featured prompts
- Load static Prompt Library and Action Templates
- Manual upload to IPFS-backed Archive via admin panel
- Publish starter templates (protest posters, email campaigns, onboarding docs)
- Display tooltips on hover for each content type

Phase 2: Contributor Tools (Weeks 5–9)
- Enable prompt remixing/forking with editable version history
- Allow AnonID-verified ghost uploads (IPFS + Freenet path)
- Add automated summaries with GenAI + moderation comments from BeAxa
- Enable RepTag assignments and voting on asset utility/reliability

Phase 3: Simulation + Moderation Layer (Weeks 10–16)
- Launch the Strategy Simulator (role-play opposing personas + tactics)
- Add versioned forks for documents and prompts
- Create download/export bundle builder for pre-action printing/kitting
- Mirror core library via Arweave to ensure censorship-resilience</text:p>
      <text:h text:outline-level="2">5. UX + Brand Guidelines</text:h>
      <text:p>- Style: Clean, light, keyboard-friendly, distraction-free
- Onboarding: Hover-based tooltips + inline explainers
- Access: Unregistered users can preview, download, and copy prompts/templates
- Activation Points: Clicking "Edit / Remix / Submit" prompts optional login via AnonID or full account
- Visibility: Brand light or invisible—focus on tools, not GB promotion
- Adaptivity: Mobile-first layout, but all tools exportable in print-friendly format</text:p>
      <text:h text:outline-level="2">6. Landing Page Wireframe (Guest View)</text:h>
      <text:p>┌──────────────────────────────────────────────────────────────┐
│ 📚  Explore Tools That Build Democracy                      🔍 Search  │
├──────────────────────────────────────────────────────────────┤
│ 🧠  Prompt Library        🗂️  Archive of Banned Docs              │
│ 📄  Action Templates      🧰  Learn &amp; Moderate (FAQ/AI Assist)    │
│ 🧪  Strategy Simulator    📬  Submit a Tip (Ghost Upload)         │
└──────────────────────────────────────────────────────────────┘

Interaction Rules:
- All content previewable without login
- Forking, editing, and downloading prompts/templates available only to logged-in users
- BeAxa moderation comments highlighted on hover or via tabbed notes</text:p>
      <text:h text:outline-level="2">7. Long-Term Enhancements</text:h>
      <text:p>- 🌐 Offline Resource Bundles (USB/ZIP with full archive + templates)
- 🗳️ Community voting on most useful/promising assets
- 👥 Multi-user collaborative prompt-building with version merge
- 🔁 Archive health checker with mirror status + IPFS/Arweave redundancy scan
- 🔐 Anonymous submission review queue for BeAxa moderation layer</text:p>
      <text:p>Prepared for: GroupBuild dev team &amp; partner platform integrators
Document Name: GB_Resources_Page_MVP_Plan_v1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